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-color="#cfe7f5" draw:textarea-horizontal-align="justify" draw:textarea-vertical-align="middle" draw:auto-grow-height="false" fo:min-height="0.869cm" fo:min-width="3.66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textarea-horizontal-align="justify" draw:textarea-vertical-align="middle" draw:auto-grow-height="false" fo:min-height="0.869cm" fo:min-width="3.66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fill-color="#3465a4" draw:textarea-horizontal-align="justify" draw:textarea-vertical-align="middle" draw:auto-grow-height="false" fo:min-height="0.869cm" fo:min-width="3.667cm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1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4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Dashed_20__28_var_29_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025cm" svg:stroke-color="#000000" draw:marker-start-width="0.237cm" draw:marker-end-width="0.237cm" draw:fill-color="#3465a4" draw:textarea-horizontal-align="justify" draw:textarea-vertical-align="middle" draw:auto-grow-height="false" fo:min-height="0.869cm" fo:min-width="3.683cm" fo:padding-top="0.137cm" fo:padding-bottom="0.137cm" fo:padding-left="0.262cm" fo:padding-right="0.262cm"/>
    </style:style>
    <style:style style:name="gr11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1.909cm" fo:min-width="4.199cm"/>
    </style:style>
    <style:style style:name="gr12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.319cm" fo:min-width="3.232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3465a4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 draw:fill-color="#ffffff"/>
      <style:text-properties fo:color="#8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/>
      <style:paragraph-properties fo:text-align="end"/>
      <style:text-properties fo:color="#800000"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="none"/>
      <style:paragraph-properties fo:text-align="center"/>
      <style:text-properties fo:color="#800000" fo:font-size="10pt" fo:font-weight="normal" style:font-size-asian="10pt" style:font-weight-asian="normal" style:font-size-complex="10pt" style:font-weight-complex="normal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color="#800000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800000" fo:font-size="4.40000009536743pt" fo:font-weight="normal" style:font-size-asian="4.40000009536743pt" style:font-weight-asian="normal" style:font-size-complex="4.40000009536743pt" style:font-weight-complex="normal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4.191cm" svg:height="1.143cm" svg:x="1.524cm" svg:y="4.064cm">
          <text:p text:style-name="P1"><text:span text:style-name="T1">compile_method()</text:span></text:p>
          <text:p text:style-name="P1"><text:span text:style-name="T2">gets invoked by JVM if a method</text:span></text:p>
          <text:p text:style-name="P1"><text:span text:style-name="T2">compilation is trigge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4.191cm" svg:height="1.143cm" svg:x="6.731cm" svg:y="7.493cm">
          <text:p text:style-name="P1"><text:span text:style-name="T1">replay()</text:span></text:p>
          <text:p text:style-name="P1"><text:span text:style-name="T2">set up environement for replay </text:span></text:p>
          <text:p text:style-name="P1"><text:span text:style-name="T2">compilation with cached pro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4.191cm" svg:height="1.143cm" svg:x="12.065cm" svg:y="5.207cm">
          <text:p text:style-name="P1"><text:span text:style-name="T1">is_cached()</text:span></text:p>
          <text:p text:style-name="P1"><text:span text:style-name="T2">checks data structure if </text:span></text:p>
          <text:p text:style-name="P1"><text:span text:style-name="T2">method is cach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3.304cm" svg:height="0.725cm" svg:x="2.032cm" svg:y="12.446cm">
          <draw:text-box>
            <text:p><text:span text:style-name="T3">CompileBroker</text:span></text:p>
          </draw:text-box>
        </draw:frame>
        <draw:frame draw:style-name="gr5" draw:text-style-name="P5" draw:layer="layout" svg:width="4.697cm" svg:height="0.725cm" svg:x="6.479cm" svg:y="12.446cm">
          <draw:text-box>
            <text:p><text:span text:style-name="T3">ciCacheProfilesBroker</text:span></text:p>
          </draw:text-box>
        </draw:frame>
        <draw:frame draw:style-name="gr6" draw:text-style-name="P5" draw:layer="layout" svg:width="3.448cm" svg:height="0.725cm" svg:x="12.446cm" svg:y="12.446cm">
          <draw:text-box>
            <text:p><text:span text:style-name="T3">ciCacheProfiles</text:span></text:p>
          </draw:text-box>
        </draw:frame>
        <draw:line draw:style-name="gr7" draw:text-style-name="P6" draw:layer="layout" svg:x1="0.635cm" svg:y1="2.667cm" svg:x2="1.524cm" svg:y2="4.064cm">
          <text:p/>
        </draw:line>
        <draw:line draw:style-name="gr8" draw:text-style-name="P6" draw:layer="layout" svg:x1="11.43cm" svg:y1="1.27cm" svg:x2="11.43cm" svg:y2="12.954cm">
          <text:p/>
        </draw:line>
        <draw:line draw:style-name="gr8" draw:text-style-name="P6" draw:layer="layout" svg:x1="6.223cm" svg:y1="1.27cm" svg:x2="6.223cm" svg:y2="12.954cm">
          <text:p/>
        </draw:line>
        <draw:custom-shape draw:style-name="gr1" draw:text-style-name="P2" xml:id="id2" draw:id="id2" draw:layer="layout" svg:width="4.191cm" svg:height="1.143cm" svg:x="1.524cm" svg:y="6.35cm">
          <text:p text:style-name="P1"><text:span text:style-name="T1">compile_method()</text:span></text:p>
          <text:p text:style-name="P1"><text:span text:style-name="T2">further checks to de-</text:span></text:p>
          <text:p text:style-name="P1"><text:span text:style-name="T2">termine if compiler is ready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12.065cm" svg:y1="5.778cm" svg:x2="5.715cm" svg:y2="6.921cm" draw:start-shape="id1" draw:start-glue-point="3" draw:end-shape="id2" svg:d="M12065 5778l-6350 1143" svg:viewBox="0 0 6351 1144">
          <text:p/>
        </draw:connector>
        <draw:connector draw:style-name="gr9" draw:text-style-name="P8" draw:layer="layout" draw:type="line" svg:x1="5.715cm" svg:y1="6.921cm" svg:x2="6.731cm" svg:y2="8.064cm" draw:start-shape="id2" draw:start-glue-point="1" draw:end-shape="id3" svg:d="M5715 6921l1016 1143" svg:viewBox="0 0 1017 1144">
          <text:p text:style-name="P7"><text:span text:style-name="T4"><text:s text:c="29"/></text:span><text:span text:style-name="T4">method cached</text:span></text:p>
          <text:p text:style-name="P7"><text:span text:style-name="T5"/></text:p>
          <text:p text:style-name="P7"><text:span text:style-name="T4"><text:s text:c="22"/></text:span></text:p>
        </draw:connector>
        <draw:custom-shape draw:style-name="gr10" draw:text-style-name="P4" draw:layer="layout" svg:width="4.207cm" svg:height="1.143cm" svg:x="12.049cm" svg:y="1.778cm">
          <text:p text:style-name="P1"><text:span text:style-name="T1">initialize()</text:span></text:p>
          <text:p text:style-name="P1"><text:span text:style-name="T2">initializes cached profiles</text:span></text:p>
          <text:p text:style-name="P1"><text:span text:style-name="T2">data stru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4" draw:id="id4" draw:layer="layout" svg:width="4.191cm" svg:height="1.143cm" svg:x="12.065cm" svg:y="8.636cm">
          <text:p text:style-name="P1"><text:span text:style-name="T1">find_record()</text:span></text:p>
          <text:p text:style-name="P1"><text:span text:style-name="T2">look up compile record</text:span></text:p>
          <text:p text:style-name="P1"><text:span text:style-name="T2">and return 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10.922cm" svg:y1="8.064cm" svg:x2="12.065cm" svg:y2="9.207cm" draw:start-shape="id3" draw:start-glue-point="1" draw:end-shape="id4" draw:end-glue-point="3" svg:d="M10922 8064l1143 1143" svg:viewBox="0 0 1144 1144">
          <text:p/>
        </draw:connector>
        <draw:custom-shape draw:style-name="gr2" draw:text-style-name="P3" xml:id="id5" draw:id="id5" draw:layer="layout" svg:width="4.191cm" svg:height="1.143cm" svg:x="6.731cm" svg:y="9.779cm">
          <text:p text:style-name="P1"><text:span text:style-name="T1">replay()</text:span></text:p>
          <text:p text:style-name="P1"><text:span text:style-name="T2">prepares compilation en-</text:span></text:p>
          <text:p text:style-name="P1"><text:span text:style-name="T2">vironment with rec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12.065cm" svg:y1="9.207cm" svg:x2="10.922cm" svg:y2="10.35cm" draw:start-shape="id4" draw:start-glue-point="3" draw:end-shape="id5" svg:d="M12065 9207l-1143 1143" svg:viewBox="0 0 1144 1144">
          <text:p/>
        </draw:connector>
        <draw:connector draw:style-name="gr7" draw:text-style-name="P6" draw:layer="layout" draw:type="line" svg:x1="5.715cm" svg:y1="4.635cm" svg:x2="12.065cm" svg:y2="5.778cm" draw:start-shape="id6" draw:start-glue-point="1" draw:end-shape="id1" draw:end-glue-point="3" svg:d="M5715 4635l6350 1143" svg:viewBox="0 0 6351 1144">
          <text:p/>
        </draw:connector>
        <draw:custom-shape draw:style-name="gr1" draw:text-style-name="P2" xml:id="id7" draw:id="id7" draw:layer="layout" svg:width="4.191cm" svg:height="1.143cm" svg:x="1.524cm" svg:y="10.922cm">
          <text:p text:style-name="P1"><text:span text:style-name="T1">compile_method_base()</text:span></text:p>
          <text:p text:style-name="P1"><text:span text:style-name="T2">finally compile method with</text:span></text:p>
          <text:p text:style-name="P1"><text:span text:style-name="T2">or without cached pro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3.619cm" svg:y1="7.493cm" svg:x2="3.619cm" svg:y2="10.922cm" draw:start-shape="id2" draw:start-glue-point="2" draw:end-shape="id7" draw:end-glue-point="0" svg:d="M3619 7493v3429" svg:viewBox="0 0 1 3430">
          <text:p text:style-name="P1"><text:span text:style-name="T4">method not cached <text:s text:c="32"/></text:span></text:p>
        </draw:connector>
        <draw:connector draw:style-name="gr7" draw:text-style-name="P6" draw:layer="layout" draw:type="line" svg:x1="6.731cm" svg:y1="10.35cm" svg:x2="5.715cm" svg:y2="11.493cm" draw:start-shape="id5" draw:start-glue-point="3" draw:end-shape="id7" draw:end-glue-point="1" svg:d="M6731 10350l-1016 1143" svg:viewBox="0 0 1017 1144">
          <text:p/>
        </draw:connector>
        <draw:custom-shape draw:style-name="gr11" draw:text-style-name="P6" draw:layer="layout" svg:width="4.699cm" svg:height="2.159cm" svg:x="11.811cm" svg:y="1.27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3.732cm" svg:height="0.569cm" svg:x="12.905cm" svg:y="3.429cm">
          <draw:text-box>
            <text:p><text:span text:style-name="T6">invoked during JVM boo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6:45:16.981036097</meta:creation-date>
    <dc:date>2015-08-18T17:23:47.929079072</dc:date>
    <meta:editing-duration>PT50M29S</meta:editing-duration>
    <meta:editing-cycles>14</meta:editing-cycles>
    <meta:generator>LibreOffice/5.0.0.5$Linux_X86_64 LibreOffice_project/00m0$Build-5</meta:generator>
    <meta:document-statistic meta:object-count="23"/>
  </office:meta>
</office:document-meta>
</file>